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4000000BA661A07D187EAC88C.png" manifest:media-type="image/png"/>
  <manifest:file-entry manifest:full-path="Pictures/100000000000020C00000035A03EFA1C428B8A29.png" manifest:media-type="image/png"/>
  <manifest:file-entry manifest:full-path="Pictures/10000000000002130000032EF10ED8668A3A69D9.png" manifest:media-type="image/png"/>
  <manifest:file-entry manifest:full-path="Pictures/100000000000025A000000481EE2B5538FFA17E4.png" manifest:media-type="image/png"/>
  <manifest:file-entry manifest:full-path="Pictures/10000000000001EE000000BDED7731AE42B68329.png" manifest:media-type="image/png"/>
  <manifest:file-entry manifest:full-path="Pictures/10000000000001AC0000010FFD821DBF19084F32.png" manifest:media-type="image/png"/>
  <manifest:file-entry manifest:full-path="Pictures/100000000000010100000032A6A5716CA03EC627.png" manifest:media-type="image/png"/>
  <manifest:file-entry manifest:full-path="Pictures/10000000000003EA0000030E92BE0E8591AD28C0.png" manifest:media-type="image/png"/>
  <manifest:file-entry manifest:full-path="Pictures/1000000000000275000001B8695E254F8448771E.png" manifest:media-type="image/png"/>
  <manifest:file-entry manifest:full-path="Pictures/10000000000002170000009FA266EA525FC4FC51.png" manifest:media-type="image/png"/>
  <manifest:file-entry manifest:full-path="Pictures/100000000000027100000178D7C51EDD86760E77.png" manifest:media-type="image/png"/>
  <manifest:file-entry manifest:full-path="Pictures/10000000000000DB000000BF5CF0CE401B6BCA41.png" manifest:media-type="image/png"/>
  <manifest:file-entry manifest:full-path="Pictures/100000000000020C00000096E4D3B2B0BE40E7CD.png" manifest:media-type="image/png"/>
  <manifest:file-entry manifest:full-path="Pictures/100000000000021000000310BDB19C80F066F38C.png" manifest:media-type="image/png"/>
  <manifest:file-entry manifest:full-path="Pictures/10000000000000FA000000AC648648056784C87D.png" manifest:media-type="image/png"/>
  <manifest:file-entry manifest:full-path="Pictures/10000000000001A6000000C0013DDCBF4BD1FE86.png" manifest:media-type="image/png"/>
  <manifest:file-entry manifest:full-path="Pictures/100000000000021200000049D3942FF4C9341438.png" manifest:media-type="image/png"/>
  <manifest:file-entry manifest:full-path="Pictures/10000000000001EE000000F49606FF2BDFC6AF57.png" manifest:media-type="image/png"/>
  <manifest:file-entry manifest:full-path="Pictures/100000000000017F00000076A14CC3650C69364C.png" manifest:media-type="image/png"/>
  <manifest:file-entry manifest:full-path="Pictures/10000000000002B80000018B3BD128FCC2B82A34.png" manifest:media-type="image/png"/>
  <manifest:file-entry manifest:full-path="Pictures/10000000000002B50000019D16857C2709F80297.png" manifest:media-type="image/png"/>
  <manifest:file-entry manifest:full-path="Pictures/1000000000000122000001073A42BBB2CED62851.png" manifest:media-type="image/png"/>
  <manifest:file-entry manifest:full-path="Pictures/100000000000025C0000014770BF9CAB11C0DCD6.png" manifest:media-type="image/png"/>
  <manifest:file-entry manifest:full-path="Pictures/100000000000026F000001ABECA85DE5D2D165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397" officeooo:paragraph-rsid="00151397"/>
    </style:style>
    <style:style style:name="P2" style:family="paragraph" style:parent-style-name="Standard">
      <style:text-properties officeooo:rsid="00164c4d" officeooo:paragraph-rsid="00164c4d"/>
    </style:style>
    <style:style style:name="T1" style:family="text">
      <style:text-properties officeooo:rsid="00164c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1.7902in" svg:y="-0.7272in" svg:width="3.0744in" svg:height="0.9138in" draw:z-index="2"><draw:image xlink:href="Pictures/10000000000002170000009FA266EA525FC4FC51.png" xlink:type="simple" xlink:show="embed" xlink:actuate="onLoad"/></draw:frame><draw:frame draw:style-name="fr1" draw:name="Image1" text:anchor-type="paragraph" svg:x="-0.6835in" svg:y="-0.702in" svg:width="2.2764in" svg:height="1.5665in" draw:z-index="0"><draw:image xlink:href="Pictures/10000000000000FA000000AC648648056784C87D.png" xlink:type="simple" xlink:show="embed" xlink:actuate="onLoad"/></draw:frame><draw:frame draw:style-name="fr1" draw:name="Image2" text:anchor-type="paragraph" svg:x="1.9055in" svg:y="0.1339in" svg:width="2.1043in" svg:height="1.8354in" draw:z-index="4"><draw:image xlink:href="Pictures/10000000000000DB000000BF5CF0CE401B6BCA41.png" xlink:type="simple" xlink:show="embed" xlink:actuate="onLoad"/></draw:frame><draw:frame draw:style-name="fr1" draw:name="Image12" text:anchor-type="paragraph" svg:x="4.7701in" svg:y="-0.65in" svg:width="2.9425in" svg:height="1.7701in" draw:z-index="11"><draw:image xlink:href="Pictures/100000000000027100000178D7C51EDD86760E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7091in" svg:y="0.05in" svg:width="2.9591in" svg:height="4.3929in" draw:z-index="3"><draw:image xlink:href="Pictures/100000000000021000000310BDB19C80F066F38C.png" xlink:type="simple" xlink:show="embed" xlink:actuate="onLoad"/></draw:frame><draw:frame draw:style-name="fr1" draw:name="Image13" text:anchor-type="paragraph" svg:x="5.0508in" svg:y="0.161in" svg:width="2.6618in" svg:height="1.6854in" draw:z-index="12"><draw:image xlink:href="Pictures/10000000000001AC0000010FFD821DBF19084F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2.2492in" svg:y="0.1146in" svg:width="2.6772in" svg:height="4.1035in" draw:z-index="6"><draw:image xlink:href="Pictures/10000000000002130000032EF10ED8668A3A69D9.png" xlink:type="simple" xlink:show="embed" xlink:actuate="onLoad"/></draw:frame></text:p>
      <text:p text:style-name="P1"><draw:frame draw:style-name="fr1" draw:name="Image24" text:anchor-type="paragraph" svg:x="4.1665in" svg:y="2.5728in" svg:width="3.5457in" svg:height="2.7673in" draw:z-index="23"><draw:image xlink:href="Pictures/10000000000003EA0000030E92BE0E8591AD28C0.png" xlink:type="simple" xlink:show="embed" xlink:actuate="onLoad"/></draw:frame></text:p>
      <text:p text:style-name="P1"/>
      <text:p text:style-name="P1"><draw:frame draw:style-name="fr1" draw:name="Image8" text:anchor-type="paragraph" svg:x="2.302in" svg:y="0.1252in" svg:width="2.6244in" svg:height="0.7516in" draw:z-index="7"><draw:image xlink:href="Pictures/100000000000020C00000096E4D3B2B0BE40E7CD.png" xlink:type="simple" xlink:show="embed" xlink:actuate="onLoad"/></draw:frame></text:p>
      <text:p text:style-name="P1"/>
      <text:p text:style-name="P1"/>
      <text:p text:style-name="P1"/>
      <text:p text:style-name="P1"/>
      <text:p text:style-name="P1">Proc = Let +<text:tab/><text:tab/><text:tab/><text:tab/><text:span text:style-name="T1">expal = let +</text:span></text:p>
      <text:p text:style-name="P2"><draw:frame draw:style-name="fr1" draw:name="Image3" text:anchor-type="paragraph" svg:x="-0.0244in" svg:y="0.0937in" svg:width="2.1827in" svg:height="0.3008in" draw:z-index="1"><draw:image xlink:href="Pictures/100000000000021200000049D3942FF4C9341438.png" xlink:type="simple" xlink:show="embed" xlink:actuate="onLoad"/></draw:frame><draw:frame draw:style-name="fr2" draw:name="Image6" text:anchor-type="paragraph" svg:width="2.6772in" svg:height="0.5209in" draw:z-index="5"><draw:image xlink:href="Pictures/100000000000010100000032A6A5716CA03EC627.png" xlink:type="simple" xlink:show="embed" xlink:actuate="onLoad"/></draw:frame><draw:frame draw:style-name="fr1" draw:name="Image9" text:anchor-type="paragraph" svg:x="-0.6591in" svg:y="0.5201in" svg:width="3.5138in" svg:height="1.7354in" draw:z-index="8"><draw:image xlink:href="Pictures/10000000000001EE000000F49606FF2BDFC6AF57.png" xlink:type="simple" xlink:show="embed" xlink:actuate="onLoad"/></draw:frame>LETREC = Proc +</text:p>
      <text:p text:style-name="P2"><draw:frame draw:style-name="fr1" draw:name="Image10" text:anchor-type="paragraph" svg:x="2.9547in" svg:y="0.0728in" svg:width="3.5366in" svg:height="0.4236in" draw:z-index="9"><draw:image xlink:href="Pictures/100000000000025A000000481EE2B5538FFA17E4.png" xlink:type="simple" xlink:show="embed" xlink:actuate="onLoad"/></draw:frame></text:p>
      <text:p text:style-name="P2"/>
      <text:p text:style-name="P2"><draw:frame draw:style-name="fr1" draw:name="Image11" text:anchor-type="paragraph" svg:x="3.1811in" svg:y="0.1126in" svg:width="2.5217in" svg:height="0.7772in" draw:z-index="10"><draw:image xlink:href="Pictures/100000000000017F00000076A14CC3650C69364C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14" text:anchor-type="paragraph" svg:x="-0.6764in" svg:y="-0.698in" svg:width="2.2783in" svg:height="0.8709in" draw:z-index="13"><draw:image xlink:href="Pictures/10000000000001EE000000BDED7731AE42B68329.png" xlink:type="simple" xlink:show="embed" xlink:actuate="onLoad"/></draw:frame><draw:frame draw:style-name="fr1" draw:name="Image15" text:anchor-type="paragraph" svg:x="4.7583in" svg:y="-0.7398in" svg:width="2.839in" svg:height="1.9862in" draw:z-index="14"><draw:image xlink:href="Pictures/1000000000000275000001B8695E254F8448771E.png" xlink:type="simple" xlink:show="embed" xlink:actuate="onLoad"/></draw:frame><draw:frame draw:style-name="fr1" draw:name="Image16" text:anchor-type="paragraph" svg:x="-0.6465in" svg:y="0.2709in" svg:width="4.0307in" svg:height="2.2874in" draw:z-index="15"><draw:image xlink:href="Pictures/10000000000002B80000018B3BD128FCC2B82A34.png" xlink:type="simple" xlink:show="embed" xlink:actuate="onLoad"/></draw:frame><draw:frame draw:style-name="fr1" draw:name="Image17" text:anchor-type="paragraph" svg:x="3.122in" svg:y="1.2709in" svg:width="4.5902in" svg:height="2.7354in" draw:z-index="16"><draw:image xlink:href="Pictures/10000000000002B50000019D16857C2709F80297.png" xlink:type="simple" xlink:show="embed" xlink:actuate="onLoad"/></draw:frame><draw:frame draw:style-name="fr1" draw:name="Image18" text:anchor-type="paragraph" svg:x="-0.728in" svg:y="2.9791in" svg:width="4.339in" svg:height="2.3492in" draw:z-index="17"><draw:image xlink:href="Pictures/100000000000025C0000014770BF9CAB11C0DCD6.png" xlink:type="simple" xlink:show="embed" xlink:actuate="onLoad"/></draw:frame><draw:frame draw:style-name="fr1" draw:name="Image19" text:anchor-type="paragraph" svg:x="3.4307in" svg:y="3.8854in" svg:width="4.2819in" svg:height="2.9346in" draw:z-index="18"><draw:image xlink:href="Pictures/100000000000026F000001ABECA85DE5D2D165CC.png" xlink:type="simple" xlink:show="embed" xlink:actuate="onLoad"/></draw:frame><draw:frame draw:style-name="fr1" draw:name="Image20" text:anchor-type="paragraph" svg:x="-0.7252in" svg:y="5.4165in" svg:width="4.3957in" svg:height="2in" draw:z-index="19"><draw:image xlink:href="Pictures/10000000000001A6000000C0013DDCBF4BD1FE86.png" xlink:type="simple" xlink:show="embed" xlink:actuate="onLoad"/></draw:frame><draw:frame draw:style-name="fr1" draw:name="Image21" text:anchor-type="paragraph" svg:x="-0.7146in" svg:y="7.5in" svg:width="5.4583in" svg:height="0.552in" draw:z-index="20"><draw:image xlink:href="Pictures/100000000000020C00000035A03EFA1C428B8A29.png" xlink:type="simple" xlink:show="embed" xlink:actuate="onLoad"/></draw:frame><draw:frame draw:style-name="fr1" draw:name="Image22" text:anchor-type="paragraph" svg:x="4.6291in" svg:y="7.0209in" svg:width="3.0209in" svg:height="2.7398in" draw:z-index="21"><draw:image xlink:href="Pictures/1000000000000122000001073A42BBB2CED62851.png" xlink:type="simple" xlink:show="embed" xlink:actuate="onLoad"/></draw:frame><draw:frame draw:style-name="fr1" draw:name="Image23" text:anchor-type="paragraph" svg:x="-0.6209in" svg:y="8.0937in" svg:width="2.7083in" svg:height="1.9374in" draw:z-index="22"><draw:image xlink:href="Pictures/1000000000000104000000BA661A07D187EAC8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46:04.429846096</meta:creation-date>
    <dc:date>2016-03-14T03:06:21.538539237</dc:date>
    <meta:editing-duration>PT16M16S</meta:editing-duration>
    <meta:editing-cycles>3</meta:editing-cycles>
    <meta:generator>LibreOffice/5.0.5.2$Linux_X86_64 LibreOffice_project/00m0$Build-2</meta:generator>
    <meta:document-statistic meta:table-count="0" meta:image-count="24" meta:object-count="0" meta:page-count="2" meta:paragraph-count="2" meta:word-count="12" meta:character-count="44" meta:non-whitespace-character-count="31"/>
  </office:meta>
</office:document-meta>
</file>